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background-color="transparent"/>
    </style:style>
    <style:style style:name="T1" style:family="text">
      <style:text-properties fo:background-color="#ff420e"/>
    </style:style>
    <style:style style:name="T2"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Пройденные техники:</text:p>
      <text:list xml:id="list2088248839" text:style-name="L1">
        <text:list-item>
          <text:p text:style-name="P1">Tachi waza Chudan tsuki Nikkyo;</text:p>
        </text:list-item>
        <text:list-item>
          <text:p text:style-name="P1">Tachi waza Chudan tsuki Sankyo;</text:p>
        </text:list-item>
        <text:list-item>
          <text:p text:style-name="P1">Tachi waza Chudan tsuki Uchi Kaiten Nage;</text:p>
        </text:list-item>
        <text:list-item>
          <text:p text:style-name="P1">Tachi waza Chudan tsuki Soto Kaiten Nage;</text:p>
        </text:list-item>
        <text:list-item>
          <text:p text:style-name="P1">Tachi waza Ushiro katata dori Sankyo;</text:p>
        </text:list-item>
      </text:list>
      <text:p text:style-name="Standard"/>
      <text:p text:style-name="Standard">Tachi waza Chudan tsuki Nikkyo: атака – удар в живот. <text:span text:style-name="T1">Выполняется только форма «омоте»?</text:span> Позиция одноименная. После начала атаки уке поднимает руки. Затем использует переднюю руку для контратаки(с проходом вперед) в голову уке(shomen uschi). Удар следует производить до легкого(но ощутимого) касания лба уке. Вторая рука используется для блокирования атакующей руки уке с тыльной стороны. Затем рукой, выполнявшей shomen, следует захватить атаковавшую руку уке. Далее выполнение приема происходит как в случае Tachi waza Katete dori Nikkyo omote.</text:p>
      <text:p text:style-name="Standard"/>
      <text:p text:style-name="Standard">Tachi waza Chudan tsuki Sankyo omote: <text:span text:style-name="T1">Выполняется как форма omote, так и форма ura?</text:span> Начало техники как при Chudan tsuki Nikkyo omote. После захвата атакующей руки уке техника выполняется как Katate dori Sankyo omote.</text:p>
      <text:p text:style-name="Standard">Chudan tsuki Sankyo ura: начало техники принципиально отличается от других форм Sankyo. Метафора: «Еврейский танец». Уходим с линии атаки во вне, со сменой ног. Выставляем переднюю руку локтем вперед и блокируем ей атакующую руку уке. Вокруг точки контака выполняем небольшой(!) поворот и захватываем кулак уке, не блокирующей рукой. Далее выполняем поднятие кулака уке и перехват(как в случае Katate dori Sankyo ura).</text:p>
      <text:p text:style-name="Standard"/>
      <text:p text:style-name="Standard">Tachi waza Chudan tsuki Soto kaiten nage omote: <text:span text:style-name="T1">Как правильно выполнять блок?</text:span> Выполняем блок задней рукой? Вход вовне(как на ura). Не блокировавшая рука кладется на шею уке, рука вдоль спины(метафора «гибкий шланг»). Затем выполняется энкан(поворот на 180 градусов без смены позиции ног). Во время поворота воздействие на атаковавшую руку уке не производится. Разворот уке производится только за счет руки на шее. После завершения разворота атаковавшая рука уке используется как рычаг. Далее прием выполняется как обычно.</text:p>
      <text:p text:style-name="Standard">Chudan tsuki Soto Kaiten nage ura: аналогично форме omote за исключением того, что вместо энкан выполняется тенкан. При этом следует стремиться сделать зашаг за заднюю ногу уке.</text:p>
      <text:p text:style-name="Standard"/>
      <text:p text:style-name="Standard">Tachi waza Chudan tsuki Uchi kaiten nage: <text:span text:style-name="T1">Существуют обе формы, omote и ura? Как выполнять технику?</text:span><text:span text:style-name="T2"> </text:span></text:p>
      <text:p text:style-name="P2"/>
      <text:p text:style-name="P2">Tachi waza Ushiro katate dori Sankyo omote: после захвата уке за ладонь поворот выполняется вместе с энкан, т. е. не должно быть перемещения ног, только вращение вокруг своей оси. Для этого в момент захвата ладони ближняя к уке нога отводится наза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19:39:21</meta:creation-date>
    <meta:generator>LibreOffice/3.5$Linux_x86 LibreOffice_project/350m1$Build-2</meta:generator>
    <dc:date>2013-03-06T07:54:56</dc:date>
    <meta:editing-duration>PT32M44S</meta:editing-duration>
    <meta:editing-cycles>12</meta:editing-cycles>
    <meta:document-statistic meta:table-count="0" meta:image-count="0" meta:object-count="0" meta:page-count="1" meta:paragraph-count="13" meta:word-count="367" meta:character-count="2431" meta:non-whitespace-character-count="2081"/>
  </office:meta>
</office:document-meta>
</file>